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categorie (nom)</text:p>
      <text:p text:style-name="Standard">VALUES ('Accessoires'),</text:p>
      <text:p text:style-name="Standard">('Alimentation'),</text:p>
      <text:p text:style-name="Standard">('Soin/Bien-être'),</text:p>
      <text:p text:style-name="Standard">('Niches'),</text:p>
      <text:p text:style-name="Standard">('Aquarium'),</text:p>
      <text:p text:style-name="Standard">('Cages'),</text:p>
      <text:p text:style-name="Standard">('Terarium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2:31:42.585000000</meta:creation-date>
    <dc:date>2021-10-22T12:32:15.777000000</dc:date>
    <meta:editing-duration>PT34S</meta:editing-duration>
    <meta:editing-cycles>1</meta:editing-cycles>
    <meta:document-statistic meta:table-count="0" meta:image-count="0" meta:object-count="0" meta:page-count="1" meta:paragraph-count="8" meta:word-count="12" meta:character-count="133" meta:non-whitespace-character-count="129"/>
    <meta:generator>LibreOffice/7.1.4.2$Windows_X86_64 LibreOffice_project/a529a4fab45b75fefc5b6226684193eb000654f6</meta:generator>
  </office:meta>
</office:document-meta>
</file>